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family="FreeSans" style:font-family-generic="swiss" style:font-pitch="variable" fo:font-size="12pt" style:font-size-asian="12pt" style:font-size-complex="12pt"/>
    </style:style>
    <style:style style:name="T1" style:family="text">
      <style:text-properties fo:font-family="FreeSans" style:font-family-generic="swiss" style:font-pitch="variable" fo:font-size="12pt" style:font-size-asian="12pt" style:font-size-complex="12pt"/>
    </style:style>
    <style:style style:name="T2" style:family="text">
      <style:text-properties fo:font-family="FreeSans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5cm" svg:height="2cm" svg:x="2cm" svg:y="3cm">
          <text:p text:style-name="P1"><text:span text:style-name="T1">key</text:span></text:p>
          <text:p text:style-name="P1"><text:span text:style-name="T2">det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5.5cm" svg:y="3cm">
          <text:p text:style-name="P1"><text:span text:style-name="T1">key</text:span></text:p>
          <text:p text:style-name="P1"><text:span text:style-name="T2">deboun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9cm" svg:y="3cm">
          <text:p text:style-name="P1"><text:span text:style-name="T1">key</text:span></text:p>
          <text:p text:style-name="P1"><text:span text:style-name="T2">queu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12.5cm" svg:y="3cm">
          <text:p text:style-name="P1"><text:span text:style-name="T2">key</text:span></text:p>
          <text:p text:style-name="P1"><text:span text:style-name="T2">processing 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cm" svg:x="16cm" svg:y="3cm">
          <text:p text:style-name="P1"><text:span text:style-name="T2">display</text:span></text:p>
          <text:p text:style-name="P1"><text:span text:style-name="T2">update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zxx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raus </meta:initial-creator>
    <meta:creation-date>2011-05-27T20:43:06</meta:creation-date>
    <dc:date>2011-05-27T20:59:07</dc:date>
    <dc:creator>kraus </dc:creator>
    <meta:editing-duration>PT00H16M04S</meta:editing-duration>
    <meta:editing-cycles>2</meta:editing-cycles>
    <meta:generator>OpenOffice.org/3.2$Linux OpenOffice.org_project/320m12$Build-9483</meta:generator>
    <meta:document-statistic meta:object-count="5"/>
  </office:meta>
</office:document-meta>
</file>